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rial"/>
    </style:style>
    <style:style style:name="P5" style:family="paragraph" style:parent-style-name="Standard" style:list-style-name="L1">
      <style:paragraph-properties fo:text-align="justify" style:justify-single-word="false"/>
      <style:text-properties style:font-name="Arial"/>
    </style:style>
    <style:style style:name="P6" style:family="paragraph" style:parent-style-name="Standard" style:list-style-name="L2">
      <style:text-properties style:font-name="Arial" fo:font-size="12pt" style:font-size-asian="12pt" style:font-size-complex="12pt"/>
    </style:style>
    <style:style style:name="P7" style:family="paragraph" style:parent-style-name="Standard" style:list-style-name="L3">
      <style:text-properties style:font-name="Arial" fo:font-size="12pt" style:font-size-asian="12pt" style:font-size-complex="12pt"/>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style style:name="P10" style:family="paragraph" style:parent-style-name="Standard" style:list-style-name="L3"/>
    <style:style style:name="P11" style:family="paragraph" style:parent-style-name="Heading_20_1">
      <style:paragraph-properties fo:text-align="center" style:justify-single-word="false"/>
    </style:style>
    <style:style style:name="P12" style:family="paragraph" style:parent-style-name="Heading_20_3">
      <style:text-properties style:font-name="Arial"/>
    </style:style>
    <style:style style:name="P13" style:family="paragraph" style:parent-style-name="Heading_20_2">
      <style:paragraph-properties fo:text-align="center" style:justify-single-word="false"/>
    </style:style>
    <style:style style:name="P14" style:family="paragraph" style:parent-style-name="Text_20_body">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style:font-name="Arial" fo:font-size="9pt" style:font-size-asian="9pt" style:font-size-complex="9pt"/>
    </style:style>
    <style:style style:name="T5" style:family="text">
      <style:text-properties style:font-name="Arial" fo:font-size="12pt" style:font-size-asian="12pt" style:font-size-complex="12pt"/>
    </style:style>
    <style:style style:name="T6" style:family="text">
      <style:text-properties fo:color="#646464" style:font-name="Consolas" fo:font-size="10pt" style:font-name-asian="Consolas" style:font-size-asian="10pt" style:font-name-complex="Consolas" style:font-size-complex="10pt"/>
    </style:style>
    <style:style style:name="T7" style:family="text">
      <style:text-properties style:font-name="Courier New" fo:font-size="9pt" style:font-size-asian="9pt" style:font-size-complex="9pt"/>
    </style:style>
    <style:style style:name="T8" style:family="text">
      <style:text-properties fo:font-size="9pt" style:font-size-asian="9pt" style:font-size-complex="9pt"/>
    </style:style>
    <style:style style:name="T9"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OPPER</text:h>
      <text:h text:style-name="P13" text:outline-level="2">Compatibility Rules </text:h>
      <text:h text:style-name="P13" text:outline-level="2">for the Migration of Persistent Workflow Instances</text:h>
      <text:p text:style-name="P3">Version 1.2, 09.12.2019</text:p>
      <text:p text:style-name="P1"/>
      <text:h text:style-name="Heading_20_3" text:outline-level="3">Motivation</text:h>
      <text:p text:style-name="P2">In case you need to fix a bug or implement a new feature for an existing COPPER workflow, you might face problems when deploying the modified workflow into an environment with still active persistent workflow instances in the COPPER database, if these workflow instances have been instantiated with the old version of that workflow.</text:p>
      <text:p text:style-name="P2">There are different options to handle this situation:</text:p>
      <text:list xml:id="list3559592020153888691" text:style-name="L1">
        <text:list-item>
          <text:p text:style-name="P5">delete all active instances of the corresponding workflow instances from the database.</text:p>
        </text:list-item>
        <text:list-item>
          <text:p text:style-name="P8"><text:span text:style-name="T1">keep the old workflow unchanged and create a new version of it using COPPERs versioning feature (See COPPER annotation </text:span><text:span text:style-name="T6">@WorkflowDescription</text:span><text:span text:style-name="T1">). Doing so, the old workflow instances will keep using the old workflow and the new instances will use the new one.</text:span></text:p>
        </text:list-item>
        <text:list-item>
          <text:p text:style-name="P5">migrate the existing workflow instances in the database before deploying the new workflow</text:p>
        </text:list-item>
        <text:list-item>
          <text:p text:style-name="P5">only apply code modifications to the workflow, that keep it compatible to former versions.</text:p>
        </text:list-item>
      </text:list>
      <text:p text:style-name="P2"/>
      <text:p text:style-name="P2">Whereas option 1 and 2 are not allways possible, especially in production environments, the effort for option 3 might be very high.</text:p>
      <text:p text:style-name="P2">So, in the following we list some compatibility rules that might help you to change workflows in a way which keeps them compatible to former versions.</text:p>
      <text:h text:style-name="P12" text:outline-level="3">Compatibility rules</text:h>
      <text:p text:style-name="P4">In common, downward compatible changes of a workflow are code changes, that do not mix up the order of COPPER wait calls in a method and that do not potentially change the stack frames of workflow methods that directly or indirectly call COPPER wait. </text:p>
      <text:p text:style-name="P4">Furthermore, when using Javas Object Serialization mechanism for the workflow instance persistence (which is the default), then all compatibility rules to Java Serialization apply. <text:s/>See Java documentation <text:s/><text:a xlink:type="simple" xlink:href="http://docs.oracle.com/javase/6/docs/platform/serialization/spec/version.html" text:style-name="Internet_20_link" text:visited-style-name="Visited_20_Internet_20_Link">http://docs.oracle.com/javase/6/docs/platform/serialization/spec/version.html</text:a></text:p>
      <text:p text:style-name="P4"><text:a xlink:type="simple" xlink:href="https://docs.oracle.com/en/java/javase/11/docs/specs/serialization/version.html" text:style-name="Internet_20_link" text:visited-style-name="Visited_20_Internet_20_Link">https://docs.oracle.com/en/java/javase/11/docs/specs/serialization/version.html</text:a>.</text:p>
      <text:p text:style-name="P4">Some downward compatible changes are:</text:p>
      <text:list xml:id="list8701789122938522042" text:style-name="L2">
        <text:list-item>
          <text:p text:style-name="P9"><text:span text:style-name="T2">renaming of variable/parameter names</text:span><text:span text:style-name="T3">. </text:span><text:span text:style-name="T1">See source code example </text:span><text:span text:style-name="T7">de.scoopgmbh.copper.test.versioning.compatibility.CompatibilityCheckWorkflow_0001</text:span></text:p>
        </text:list-item>
        <text:list-item>
          <text:p text:style-name="P9"><text:span text:style-name="T2">adding and using a new field</text:span><text:span text:style-name="T1">. See source code example </text:span><text:span text:style-name="T7">de.scoopgmbh.copper.test.versioning.compatibility.CompatibilityCheckWorkflow_0002</text:span></text:p>
        </text:list-item>
        <text:list-item>
          <text:p text:style-name="P9"><text:span text:style-name="T2">adding a new method</text:span><text:span text:style-name="T1"> and using it somewhere/everywhere within the workflow. The new method may not use COPPERs wait directly or indirectly and it may not declare to throw InterruptException. See source code example </text:span><text:soft-page-break/><text:span text:style-name="T7">de.scoopgmbh.copper.test.versioning.compatibility.CompatibilityCheckWorkflow_0003</text:span></text:p>
        </text:list-item>
        <text:list-item>
          <text:p text:style-name="P9"><text:span text:style-name="T2">Renaming a method</text:span><text:span text:style-name="T1">. See source code example </text:span><text:span text:style-name="T7">de.scoopgmbh.copper.test.versioning.compatibility.CompatibilityCheckWorkflow_0004</text:span></text:p>
        </text:list-item>
        <text:list-item>
          <text:p text:style-name="P9"><text:span text:style-name="T2">Changing the implementation of a method</text:span><text:span text:style-name="T1">, as long as no COPPER wait calls are mixed up. See source code example </text:span><text:span text:style-name="T7">de.scoopgmbh.copper.test.versioning.compatibility.CompatibilityCheckWorkflow_0005</text:span></text:p>
        </text:list-item>
        <text:list-item>
          <text:p text:style-name="P9"><text:span text:style-name="T2">Adding a new waiting method</text:span><text:span text:style-name="T1"> and calling it AFTER existing wait calls (directly or indirectly). See source code example </text:span><text:span text:style-name="T7">de.scoopgmbh.copper.test.versioning.compatibility.CompatibilityCheckWorkflow_0006</text:span></text:p>
        </text:list-item>
        <text:list-item>
          <text:p text:style-name="P9"><text:span text:style-name="T2">Adding a new wait call</text:span><text:span text:style-name="T1"> AFTER existing wait calls (directly or indirectly). See source code example </text:span><text:span text:style-name="T7">de.scoopgmbh.copper.test.versioning.compatibility.CompatibilityCheckWorkflow_0006</text:span></text:p>
        </text:list-item>
        <text:list-item>
          <text:p text:style-name="P6"><text:span text:style-name="T9">Removing an obsolete field</text:span>. See source code example <text:span text:style-name="T7">de.scoopgmbh.copper.test.versioning.compatibility.CompatibilityCheckWorkflow_0007</text:span></text:p>
        </text:list-item>
        <text:list-item>
          <text:p text:style-name="P6"><text:span text:style-name="T9">Removing an obsolete method</text:span>. See source code example <text:span text:style-name="T7">de.scoopgmbh.copper.test.versioning.compatibility.CompatibilityCheckWorkflow_0008</text:span></text:p>
        </text:list-item>
      </text:list>
      <text:p text:style-name="P1"/>
      <text:h text:style-name="P12" text:outline-level="3">Incompatibility rules</text:h>
      <text:p text:style-name="P1">Some downward incompatible changes are:</text:p>
      <text:list xml:id="list1414732581705322254" text:style-name="L3">
        <text:list-item>
          <text:p text:style-name="P10"><text:span text:style-name="T1">adding a new parameter to a directly or indirectly waiting method. See source code example </text:span><text:span text:style-name="T7">de.scoopgmbh.copper.test.versioning.compatibility.CompatibilityCheckWorkflow_E001</text:span></text:p>
        </text:list-item>
        <text:list-item>
          <text:p text:style-name="P10"><text:span text:style-name="T1">adding a new local variable to a directly or indirectly waiting method. See source code example </text:span><text:span text:style-name="T7">de.scoopgmbh.copper.test.versioning.compatibility.CompatibilityCheckWorkflow_E002</text:span></text:p>
        </text:list-item>
        <text:list-item>
          <text:p text:style-name="P10"><text:span text:style-name="T1">adding and using a new directly waiting method somewhere before an existing COPPER wait or a method that uses directly or indirectly COPPER wait</text:span><text:span text:style-name="T5">. See source code example</text:span><text:span text:style-name="T4"> </text:span><text:span text:style-name="T7">de.scoopgmbh.copper.test.versioning.compatibility.CompatibilityCheckWorkflow_E003</text:span></text:p>
        </text:list-item>
        <text:list-item>
          <text:p text:style-name="P10"><text:span text:style-name="T1">changing the type of a field. See source code example </text:span><text:span text:style-name="T7">de.scoopgmbh.copper.test.versioning.compatibility.CompatibilityCheckWorkflow_E004</text:span></text:p>
        </text:list-item>
        <text:list-item>
          <text:p text:style-name="P10"><text:span text:style-name="T1">changing the serialVersionUID of the workflow class. See source code example </text:span><text:span text:style-name="T7">de.scoopgmbh.copper.test.versioning.compatibility.CompatibilityCheckWorkflow_E005</text:span></text:p>
        </text:list-item>
        <text:list-item>
          <text:p text:style-name="P10"><text:span text:style-name="T1">Replacing method calls of methods that directly or indirectly use COPPER wait. See source code example </text:span><text:span text:style-name="T7">de.scoopgmbh.copper.test.versioning.compatibility.check2.CompatibilityCheckWorkflow_E101</text:span></text:p>
        </text:list-item>
        <text:list-item>
          <text:p text:style-name="P7">Adding a field that is not serializable and not transient (when using standard Java serialisation). See source code example <text:span text:style-name="T7">de.scoopgmbh.copper.test.versioning.compatibility.CompatibilityCheckWorkflow_E006</text:span></text:p>
        </text:list-item>
        <text:list-item>
          <text:p text:style-name="P7">Reordering local variables in a directly or indirectly waiting method. See source code example<text:span text:style-name="T8"> </text:span><text:span text:style-name="T7">de.scoopgmbh.copper.test.versioning.compatibility.CompatibilityCheckWorkflow_E007 de.scoopgmbh.copper.test.versioning.compatibility.CompatibilityCheckWorkflow_E008<text:tab/></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8M7S</meta:editing-duration>
    <meta:editing-cycles>40</meta:editing-cycles>
    <meta:generator>OpenOffice/4.1.3$Win32 OpenOffice.org_project/413m1$Build-9783</meta:generator>
    <dc:date>2019-12-09T11:35:39.88</dc:date>
    <meta:document-statistic meta:table-count="0" meta:image-count="0" meta:object-count="0" meta:page-count="2" meta:paragraph-count="37" meta:word-count="589" meta:character-count="5151"/>
    <meta:user-defined meta:name="Info 1"/>
    <meta:user-defined meta:name="Info 2"/>
    <meta:user-defined meta:name="Info 3"/>
    <meta:user-defined meta:name="Info 4"/>
  </office:meta>
</office:document-meta>
</file>